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Nebraska (7-3)</text:p>
          </table:table-cell>
          <table:table-cell office:value-type="string">
            <text:p>26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maha (3-10)</text:p>
          </table:table-cell>
          <table:table-cell office:value-type="string">
            <text:p>24</text:p>
          </table:table-cell>
          <table:table-cell office:value-type="string">
            <text:p>15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Nebrask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44</text:p>
          </table:table-cell>
          <table:table-cell office:value-type="string">
            <text:p>.15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30</text:p>
          </table:table-cell>
          <table:table-cell office:value-type="string">
            <text:p>.4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30</text:p>
          </table:table-cell>
          <table:table-cell office:value-type="string">
            <text:p>.500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41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.16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31</text:p>
          </table:table-cell>
          <table:table-cell office:value-type="string">
            <text:p>.226</text:p>
          </table:table-cell>
        </table:table-row>
      </table:table>
      <table:table table:name="Sheet 2">
        <table:table-row>
          <table:table-cell office:value-type="string">
            <text:p>Nebrask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Foecke,Mikaela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8</text:p>
          </table:table-cell>
          <table:table-cell office:value-type="string">
            <text:p>.03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Hunter,Kelly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750</text:p>
          </table:table-cell>
          <table:table-cell office:value-type="string">
            <text:p>3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Townsend,Sydney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cClellan,Chesne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Maloney,Kenzi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weet,Jazz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4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Holman,Briana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.29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Albrecht,Annika 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32</text:p>
          </table:table-cell>
          <table:table-cell office:value-type="string">
            <text:p>.37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Stivrins,Laure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6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Boender,Olivia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Densberger,Hayle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7</text:p>
          </table:table-cell>
          <table:table-cell office:value-type="string">
            <text:p>13</text:p>
          </table:table-cell>
          <table:table-cell office:value-type="string">
            <text:p>104</text:p>
          </table:table-cell>
          <table:table-cell office:value-type="string">
            <text:p>.327</text:p>
          </table:table-cell>
          <table:table-cell office:value-type="string">
            <text:p>43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48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5.0</text:p>
          </table:table-cell>
        </table:table-row>
      </table:table>
      <table:table table:name="Sheet 3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.500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-.09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essica Gdowski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26</text:p>
          </table:table-cell>
          <table:table-cell office:value-type="string">
            <text:p>-.19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26</text:p>
          </table:table-cell>
          <table:table-cell office:value-type="string">
            <text:p>.26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eagen Roth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.18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9</text:p>
          </table:table-cell>
          <table:table-cell office:value-type="string">
            <text:p>17</text:p>
          </table:table-cell>
          <table:table-cell office:value-type="string">
            <text:p>102</text:p>
          </table:table-cell>
          <table:table-cell office:value-type="string">
            <text:p>.118</text:p>
          </table:table-cell>
          <table:table-cell office:value-type="string">
            <text:p>28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34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8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